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break-before="auto" fo:break-after="auto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normal" style:master-page-name="Standard">
      <style:paragraph-properties style:page-number="1" fo:break-before="auto" fo:break-after="auto"/>
    </style:style>
    <style:style style:name="P5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T1" style:family="text">
      <style:text-properties style:font-name="inherit" fo:font-size="9.75pt" fo:background-color="transparent" loext:char-shading-value="0" loext:padding="0in" loext:border="none"/>
    </style:style>
    <style:style style:name="T2" style:family="text">
      <style:text-properties style:font-name="inherit" fo:background-color="transparent" loext:char-shading-value="0" loext:padding="0in" loext:border="none"/>
    </style:style>
    <style:style style:name="T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buntu make a script file</text:p>
      <text:p text:style-name="P1"><text:s/></text:p>
      <text:p text:style-name="P1">First, the most common is to write a file, make sure the first line is</text:p>
      <text:p text:style-name="P1">#!/bin/bash</text:p>
      <text:p text:style-name="P1"/>
      <text:p text:style-name="P1">Then save the file. {filename.sh}</text:p>
      <text:p text:style-name="P1">Next mark it executable using the format $ chmod +x {filename.sh} </text:p>
      <text:p text:style-name="P1"/>
      <text:p text:style-name="P1">Examples:</text:p>
      <text:p text:style-name="P1">$ sudo chmod +x testsh.sh</text:p>
      <text:p text:style-name="P1">$ sudo chmod +x pub_cmd_vel.sh</text:p>
      <text:p text:style-name="P1">$ sudo chmod +x test_steer.sh</text:p>
      <text:p text:style-name="P1">$ sudo chmod +x test_steer_a.sh</text:p>
      <text:p text:style-name="P1">$ sudo chmod +x startup1.sh</text:p>
      <text:p text:style-name="P1"/>
      <text:p text:style-name="P1">To run the script: </text:p>
      <text:list xml:id="list485347808" text:style-name="WWNum1">
        <text:list-item>
          <text:p text:style-name="P5">$ bash testsh.sh</text:p>
        </text:list-item>
        <text:list-item>
          <text:p text:style-name="P5">$ bash test_steer.sh</text:p>
        </text:list-item>
        <text:list-item>
          <text:p text:style-name="P5">$ bash garage_steer.sh</text:p>
        </text:list-item>
      </text:list>
      <text:p text:style-name="P1"/>
      <text:p text:style-name="P1">$ sudo chmod +x <text:s/>/home/al/OneDrive/Documents/Robotics/Lawn\ Tractor/Software/Archive/pub_cmd_vel.sh <text:s/># could not get this to work due to permissions issues. <text:s/>I assume it is a OneDrive permissions issue.</text:p>
      <text:p text:style-name="P1"/>
      <text:p text:style-name="P1">$ cd Lawn\ Tractor/</text:p>
      <text:p text:style-name="P1">$ cd /home/al/OneDrive/Documents/Robotics/Lawn\ Tractor/Software/Archive/</text:p>
      <text:p text:style-name="P1"/>
      <text:p text:style-name="P1">$ <text:s/>sudo -i</text:p>
      <text:p text:style-name="normal"/>
      <text:p text:style-name="P7">You can read user input in bash the following way:</text:p>
      <text:p text:style-name="P2"><text:span text:style-name="Source_20_Text"><text:span text:style-name="T1">read</text:span></text:span><text:span text:style-name="Source_20_Text"><text:span text:style-name="T2"> -p </text:span></text:span><text:span text:style-name="Source_20_Text"><text:span text:style-name="T1">"Input this: "</text:span></text:span><text:span text:style-name="Source_20_Text"><text:span text:style-name="T2"> this</text:span></text:span></text:p>
      <text:p text:style-name="P3"><text:span text:style-name="Source_20_Text"><text:span text:style-name="T3">read</text:span></text:span><text:span text:style-name="Source_20_Text"><text:span text:style-name="T4"> -p </text:span></text:span><text:span text:style-name="Source_20_Text"><text:span text:style-name="T3">"Input that: "</text:span></text:span><text:span text:style-name="Source_20_Text"><text:span text:style-name="T4"> that</text:span></text:span></text:p>
      <text:p text:style-name="P3"><text:span text:style-name="Source_20_Text"><text:span text:style-name="T4">sudo add-apt-repository ppa:</text:span></text:span><text:span text:style-name="Source_20_Text"><text:span text:style-name="T3">${this}</text:span></text:span><text:span text:style-name="Source_20_Text"><text:span text:style-name="T4">/</text:span></text:span><text:span text:style-name="Source_20_Text"><text:span text:style-name="T3">${that}</text:span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2T14:10:30.218944169</dc:date>
    <meta:editing-duration>PT2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40" meta:character-count="888" meta:non-whitespace-character-count="767"/>
  </office:meta>
</office:document-meta>
</file>